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text-properties style:font-name="Arial1" fo:font-size="14pt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3" style:family="paragraph" style:parent-style-name="Standard" style:list-style-name="L1">
      <style:text-properties style:font-name="Arial" fo:font-size="16pt" style:font-size-asian="16pt" style:font-size-complex="16p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9532885073212949" text:style-name="L1">
        <text:list-item>
          <text:p text:style-name="P23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23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4">אֲשֶׁר עֲשִׁירֶיהָ מָלְאוּ חָמָס</text:p>
            <text:p text:style-name="P14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4">וְגַם־אֲנִי הֶחֱלֵיתִי </text:p>
            <text:p text:style-name="P14">*הַכּוֹתֶ</text:p>
            <text:p text:style-name="P14">הַשְׁמֵם</text:p>
            <text:p text:style-name="P14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4">אַתָּה תֹאכַל וְלֹא תִשְׂבָּע</text:p>
            <text:p text:style-name="P14">*וְיֶשְׁחֲ</text:p>
            <text:p text:style-name="P14">*בְּקִרְבֶּ</text:p>
            <text:p text:style-name="P14"><text:soft-page-break/>וְתַסֵּג וְלֹא תַפְלִיט וַאֲשֶׁר</text:p>
            <text:p text:style-name="P14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4">אַתָּה תִזְרַע וְלֹא תִקְצוֹר אַתָּה</text:p>
            <text:p text:style-name="P14">**תִדְרֹ</text:p>
            <text:p text:style-name="P14">זַיִת -</text:p>
            <text:p text:style-name="P14">-וְלֹא</text:p>
            <text:p text:style-name="P14">*תָסוּ</text:p>
            <text:p text:style-name="P14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4">וְיִשְׁתַּמֵּר חֻקּוֹת עָמְרִי וְכֹל </text:p>
            <text:p text:style-name="P14">מַעֲשֵׂה בֵית־אַחְאָב וַתֵּלְכוּ בְּמֹעֲצוֹתָם</text:p>
            <text:p text:style-name="P14"><text:s/>לְמַעַן תִּתִּי</text:p>
            <text:p text:style-name="P14">*אֹתְ</text:p>
            <text:p text:style-name="P14">לְשַׁמָּה וְיֹשְׁבֶיהָ לִשְׁרֵקָה וְחֶרְפַּת</text:p>
            <text:p text:style-name="P14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4">אַלְלַי לִי כִּי הָיִיתִי כְּאָסְפֵּי־קַיִץ </text:p>
            <text:p text:style-name="P14">כְּעֹלְלֹת בָּצִיר אֵין־אֶשְׁכּוֹל לֶאֱכוֹל </text:p>
            <text:p text:style-name="P14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4">אָבַד חָסִיד מִן־הָאָרֶץ וְיָשָׁר </text:p>
            <text:p text:style-name="P14">בָּאָדָם אָיִן כֻּלָּם לְדָמִים </text:p>
            <text:p text:style-name="P14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4">עַל־הָרַע כַּפַּיִם לְהֵיטִיב הַשַּׂר </text:p>
            <text:p text:style-name="P14">שֹׁאֵל וְהַשֹּׁפֵט בַּשִּׁלּוּם וְהַגָּדוֹל </text:p>
            <text:p text:style-name="P14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4">טוֹבָם כְּחֵדֶק יָשָׁר מִמְּסוּכָה</text:p>
            <text:p text:style-name="P14"><text:s/>*יוֹם מְצַפֶּי</text:p>
            <text:p text:style-name="P14">*פְּקֻדָּתְ</text:p>
            <text:p text:style-name="P14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4">אַל־תַּאֲמִינוּ בְרֵעַ אַל־תִּבְטְחוּ </text:p>
            <text:p text:style-name="P14">בְּאַלּוּף מִשֹּׁכֶבֶת</text:p>
            <text:p text:style-name="P14">*חֵיקֶ</text:p>
            <text:p text:style-name="P14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25">thy bosom</text:p>
            <text:p text:style-name="P25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כִּי־בֵן מְנַבֵּל אָב בַּת קָמָה </text:p>
            <text:p text:style-name="P14">בְאִמָּהּ כַּלָּה בַּחֲמֹתָהּ אֹיְבֵי </text:p>
            <text:p text:style-name="P14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4">וַאֲנִי בַּיהוָה אֲצַפֶּה אוֹחִילָה </text:p>
            <text:p text:style-name="P14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4">אַל־תִּשְׂמְחִי אֹיַבְתִּי לִי כִּי </text:p>
            <text:p text:style-name="P14">נָפַלְתִּי קָמְתִּי כִּי־אֵשֵׁב</text:p>
            <text:p text:style-name="P14">*בַּחֹשֶׁ</text:p>
            <text:p text:style-name="P14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4">זַעַף יְהוָה אֶשָּׂא כִּי </text:p>
            <text:p text:style-name="P14">חָטָאתִי לוֹ עַד אֲשֶׁר </text:p>
            <text:p text:style-name="P14">יָרִיב רִיבִי וְעָשָׂה מִשְׁפָּטִי </text:p>
            <text:p text:style-name="P14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4">וְתֵרֶא אֹיַבְתִּי וּתְכַסֶּהָ בוּשָׁה הָאֹמְרָה אֵלַי אַיּוֹ יְהוָה</text:p>
            <text:p text:style-name="P14">*אֱלֹהָיִ</text:p>
            <text:p text:style-name="P14">עֵינַי תִּרְאֶינָּה בָּהּ עַתָּה 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/>
          </table:table-cell>
        </table:table-row>
      </table:table>
      <text:p text:style-name="P3">2. 7:11</text:p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14">יוֹם לִבְנוֹת</text:p>
            <text:p text:style-name="P14">*גְּדֵרָיִ</text:p>
            <text:p text:style-name="P14">יוֹם הַהוּא יִרְחַק־חֹק</text:p>
          </table:table-cell>
        </table:table-row>
        <table:table-row>
          <table:table-cell table:style-name="表15.A2" office:value-type="string">
            <text:p text:style-name="P10"/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>יוֹם הוּא </text:p>
            <text:p text:style-name="P14">*וְעָדֶי</text:p>
            <text:p text:style-name="P14">יָבוֹא לְמִנִּי אַשּׁוּר וְעָרֵי מָצוֹר וּלְמִנִּי מָצוֹר וְעַד־נָהָר וְיָם מִיָּם וְהַר הָהָר</text:p>
          </table:table-cell>
        </table:table-row>
        <table:table-row>
          <table:table-cell table:style-name="表1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3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2120767230503799691" text:style-name="L2">
        <text:list-item>
          <text:p text:style-name="P15">time label ==&gt; paste</text:p>
        </text:list-item>
        <text:list-item>
          <text:p text:style-name="P15">“@@@” ==&gt; move to → at the bottom of the doc area</text:p>
        </text:list-item>
        <text:list-item>
          <text:p text:style-name="P15">DUP : template</text:p>
        </text:list-item>
        <text:list-item>
          <text:p text:style-name="P15">close</text:p>
          <text:list>
            <text:list-item>
              <text:p text:style-name="P15">web pages</text:p>
            </text:list-item>
            <text:list-item>
              <text:p text:style-name="P15">sheet file</text:p>
            </text:list-item>
            <text:list-item>
              <text:p text:style-name="P15">folders (if any)</text:p>
            </text:list-item>
            <text:list-item>
              <text:p text:style-name="P15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1"/>
          </table:table-cell>
          <table:table-cell table:style-name="表236.A1" office:value-type="string">
            <text:p text:style-name="P11">TH</text:p>
          </table:table-cell>
          <table:table-cell table:style-name="表236.C1" office:value-type="string">
            <text:p text:style-name="P11">“the”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gh</text:p>
          </table:table-cell>
          <table:table-cell table:style-name="表236.C2" office:value-type="string">
            <text:p text:style-name="P11">arabic ghain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>dz</text:p>
          </table:table-cell>
          <table:table-cell table:style-name="表236.C2" office:value-type="string">
            <text:p text:style-name="P11">arabic ẓ (ðˁ) (ظ</text:p>
          </table:table-cell>
        </table:table-row>
        <table:table-row>
          <table:table-cell table:style-name="表236.A2" office:value-type="string">
            <text:p text:style-name="P11"/>
          </table:table-cell>
          <table:table-cell table:style-name="表236.A2" office:value-type="string">
            <text:p text:style-name="P11"/>
          </table:table-cell>
          <table:table-cell table:style-name="表236.C2" office:value-type="string">
            <text:p text:style-name="P11"/>
          </table:table-cell>
        </table:table-row>
      </table:table>
      <text:p text:style-name="P5"/>
      <text:p text:style-name="P5"><text:soft-page-break/></text:p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2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2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05T08:35:19.56</dc:date>
    <dc:creator>iwabuchi ken</dc:creator>
    <meta:editing-duration>P1DT6H28M44S</meta:editing-duration>
    <meta:editing-cycles>113</meta:editing-cycles>
    <meta:generator>OpenOffice/4.1.3$Win32 OpenOffice.org_project/413m1$Build-9783</meta:generator>
    <meta:document-statistic meta:table-count="21" meta:image-count="0" meta:object-count="0" meta:page-count="10" meta:paragraph-count="189" meta:word-count="837" meta:character-count="5306"/>
  </office:meta>
</office:document-meta>
</file>